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8945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3.285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3.5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tyle="italic" style:font-name-asian="Droid Sans Fallback" style:font-style-asian="italic" style:font-name-complex="Lohit Hindi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Droid Sans Fallback" style:font-name-complex="Lohit Hindi"/>
    </style:style>
    <style:style style:name="ce1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rotation-angle="270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style:font-name="Liberation Sans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2">
          <table:table-cell table:style-name="ce1" office:value-type="string" table:number-columns-spanned="4" table:number-rows-spanned="1">
            <text:p>Tableau récapitulatif des fonctions accessibles par le protocole RIDDLE</text:p>
          </table:table-cell>
          <table:covered-table-cell table:number-columns-repeated="3" table:style-name="ce2"/>
          <table:table-cell table:number-columns-repeated="1020"/>
        </table:table-row>
        <table:table-row table:style-name="ro2">
          <table:table-cell table:style-name="ce2" office:value-type="string">
            <text:p>Valeur (Hex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ormat données</text:p>
          </table:table-cell>
          <table:table-cell table:style-name="ce2" office:value-type="string">
            <text:p>Détail des donné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0x00</text:p>
          </table:table-cell>
          <table:table-cell table:style-name="ce3" office:value-type="string">
            <text:p>Demande de lancement d'une acquisition RF</text:p>
          </table:table-cell>
          <table:table-cell table:number-columns-repeated="2" table:style-name="ce3" office:value-type="string">
            <text:p>/</text:p>
          </table:table-cell>
          <table:table-cell table:style-name="ce11" office:value-type="string" table:number-columns-spanned="1" table:number-rows-spanned="3">
            <text:p>Action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x01</text:p>
          </table:table-cell>
          <table:table-cell table:style-name="ce3" office:value-type="string">
            <text:p>Demande de positionnement de l'antenne sur un angle phi enregistré</text:p>
          </table:table-cell>
          <table:table-cell table:number-columns-repeated="2" table:style-name="ce3" office:value-type="string">
            <text:p>/</text:p>
          </table:table-cell>
          <table:covered-table-cell table:style-name="ce3"/>
          <table:table-cell table:number-columns-repeated="1019"/>
        </table:table-row>
        <table:table-row table:style-name="ro2">
          <table:table-cell table:style-name="ce3" office:value-type="string">
            <text:p>0x02</text:p>
          </table:table-cell>
          <table:table-cell table:style-name="ce3" office:value-type="string">
            <text:p>Demande de positionnement de l'antenne sur un angle theta enregistré</text:p>
          </table:table-cell>
          <table:table-cell table:number-columns-repeated="2"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3">
          <table:table-cell table:style-name="ce4" office:value-type="string">
            <text:p>0x03</text:p>
          </table:table-cell>
          <table:table-cell table:style-name="ce4" office:value-type="string">
            <text:p>Set 1 Parametre</text:p>
          </table:table-cell>
          <table:table-cell table:style-name="ce8" office:value-type="string">
            <text:p><text:span text:style-name="T1">identifiant + param</text:span></text:p>
          </table:table-cell>
          <table:table-cell table:style-name="ce4" office:value-type="string">
            <text:p>identifiant:</text:p>
            <text:p/>
            <text:p><text:span text:style-name="T3">0xX0 = Theta max</text:span></text:p>
            <text:p><text:span text:style-name="T3">0xX1 = Theta min</text:span></text:p>
            <text:p><text:span text:style-name="T3">0xX2 = Phi max</text:span></text:p>
            <text:p><text:span text:style-name="T3">0xX3 = Phi min</text:span></text:p>
            <text:p><text:span text:style-name="T3">0xX4 = Acquisition time</text:span></text:p>
            <text:p><text:span text:style-name="T3">0xX5 = Nbr pts</text:span></text:p>
            <text:p><text:span text:style-name="T3">0xX6 = Angle phi actuel de l'antenne</text:span></text:p>
            <text:p><text:span text:style-name="T3">0xX7 = Angle theta actuel de l'antenne</text:span></text:p>
            <text:p><text:span text:style-name="T3"/></text:p>
            <text:p><text:span text:style-name="T3">Format (à ajouter avec l'identifieur):</text:span></text:p>
            <text:p><text:span text:style-name="T3"/></text:p>
            <text:p><text:span text:style-name="T3">0x0X = ASCII</text:span></text:p>
            <text:p><text:span text:style-name="T3">0x1X = integer 8 bits</text:span></text:p>
            <text:p><text:span text:style-name="T3">0x2X = integer 16 bits</text:span></text:p>
            <text:p><text:span text:style-name="T3">0x3X = integer 32 bits</text:span></text:p>
            <text:p><text:span text:style-name="T3">0x4X = integer 64 bits</text:span></text:p>
            <text:p><text:span text:style-name="T3">0x5X = float</text:span></text:p>
            <text:p><text:span text:style-name="T3">0x6X = double</text:span></text:p>
            <text:p><text:span text:style-name="T3"/></text:p>
          </table:table-cell>
          <table:table-cell table:style-name="ce12" office:value-type="string" table:number-columns-spanned="1" table:number-rows-spanned="13">
            <text:p>Fonction d'écriture donné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0x04</text:p>
          </table:table-cell>
          <table:table-cell table:style-name="ce4" office:value-type="string">
            <text:p>Set Plusieurs Parametres</text:p>
          </table:table-cell>
          <table:table-cell table:style-name="ce8" office:value-type="string">
            <text:p><text:span text:style-name="T1"/></text:p>
            <text:p><text:span text:style-name="T1">Nbr param ( = 1 Byte) + </text:span></text:p>
            <text:p><text:span text:style-name="T1">identifiant ( = Nbr param * 1 Byte) + </text:span></text:p>
            <text:p><text:span text:style-name="T1">Params</text:span></text:p>
          </table:table-cell>
          <table:table-cell table:style-name="ce4" office:value-type="string">
            <text:p>Identifiant:</text:p>
            <text:p/>
            <text:p><text:span text:style-name="T3">0xX0 = Theta max</text:span></text:p>
            <text:p><text:span text:style-name="T3">0xX1 = Theta min</text:span></text:p>
            <text:p><text:span text:style-name="T3">0xX2 = Phi max</text:span></text:p>
            <text:p><text:span text:style-name="T3">0xX3 = Phi min</text:span></text:p>
            <text:p><text:span text:style-name="T3">0xX4 = Acquisition time</text:span></text:p>
            <text:p><text:span text:style-name="T3">0xX5 = Nbr pts</text:span></text:p>
            <text:p><text:span text:style-name="T3">0xX6 = Angle phi actuel de l'antenne</text:span></text:p>
            <text:p><text:span text:style-name="T3">0xX7 = Angle theta actuel de l'antenne</text:span></text:p>
            <text:p><text:span text:style-name="T3"/></text:p>
            <text:p><text:span text:style-name="T3">Format (à ajouter avec identifiant):</text:span></text:p>
            <text:p><text:span text:style-name="T3"/></text:p>
            <text:p><text:span text:style-name="T3">0x0X = ASCII</text:span></text:p>
            <text:p><text:span text:style-name="T3">0x1X = integer 8 bits</text:span></text:p>
            <text:p><text:span text:style-name="T3">0x2X = integer 16 bits</text:span></text:p>
            <text:p><text:span text:style-name="T3">0x3X = integer 32 bits</text:span></text:p>
            <text:p><text:span text:style-name="T3">0x4X = integer 64 bits</text:span></text:p>
            <text:p><text:span text:style-name="T3">0x5X = float</text:span></text:p>
            <text:p><text:span text:style-name="T3">0x6X = double</text:span></text:p>
            <text:p><text:span text:style-name="T3"/></text:p>
          </table:table-cell>
          <table:covered-table-cell table:style-name="ce3"/>
          <table:table-cell table:number-columns-repeated="1019"/>
        </table:table-row>
        <table:table-row table:style-name="ro4">
          <table:table-cell table:style-name="ce3" office:value-type="string">
            <text:p>0x05</text:p>
          </table:table-cell>
          <table:table-cell table:style-name="ce4"/>
          <table:table-cell table:style-name="ce9"/>
          <table:table-cell table:style-name="ce7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6</text:p>
          </table:table-cell>
          <table:table-cell table:style-name="ce3"/>
          <table:table-cell table:style-name="ce6"/>
          <table:table-cell table:style-name="ce3"/>
          <table:covered-table-cell table:style-name="ce13"/>
          <table:table-cell table:number-columns-repeated="1019"/>
        </table:table-row>
        <table:table-row table:style-name="ro4">
          <table:table-cell table:style-name="ce4" office:value-type="string">
            <text:p>0x07</text:p>
          </table:table-cell>
          <table:table-cell table:style-name="ce3"/>
          <table:table-cell table:style-name="ce6" table:number-columns-repeated="2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8</text:p>
          </table:table-cell>
          <table:table-cell table:style-name="ce4"/>
          <table:table-cell table:style-name="ce9"/>
          <table:table-cell table:style-name="ce7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9</text:p>
          </table:table-cell>
          <table:table-cell table:style-name="ce6" table:number-columns-repeated="3"/>
          <table:covered-table-cell table:style-name="ce13"/>
          <table:table-cell table:number-columns-repeated="1019"/>
        </table:table-row>
        <table:table-row table:style-name="ro4">
          <table:table-cell table:style-name="ce4" office:value-type="string">
            <text:p>0x0A</text:p>
          </table:table-cell>
          <table:table-cell table:style-name="ce6" table:number-columns-repeated="3"/>
          <table:covered-table-cell table:style-name="ce13"/>
          <table:table-cell table:number-columns-repeated="1019"/>
        </table:table-row>
        <table:table-row table:style-name="ro4">
          <table:table-cell table:style-name="ce3" office:value-type="string">
            <text:p>0x0B</text:p>
          </table:table-cell>
          <table:table-cell table:style-name="ce7"/>
          <table:table-cell table:style-name="ce9"/>
          <table:table-cell table:style-name="ce10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0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5">
          <table:table-cell table:style-name="ce4" office:value-type="string">
            <text:p>0x10</text:p>
          </table:table-cell>
          <table:table-cell table:style-name="ce4" office:value-type="string">
            <text:p>Get paramètre (à sélectionner avec identifiant)</text:p>
          </table:table-cell>
          <table:table-cell table:style-name="ce9" office:value-type="string">
            <text:p><text:span text:style-name="T2">identifiant</text:span></text:p>
          </table:table-cell>
          <table:table-cell table:style-name="ce4" office:value-type="string">
            <text:p>Identifiant:</text:p>
            <text:p/>
            <text:p><text:span text:style-name="T3">0x00 = Theta max</text:span></text:p>
            <text:p><text:span text:style-name="T3">0x01 = Theta min</text:span></text:p>
            <text:p><text:span text:style-name="T3">0x02 = Phi max</text:span></text:p>
            <text:p><text:span text:style-name="T3">0x03 = Phi min</text:span></text:p>
            <text:p><text:span text:style-name="T3">0x04 = Acquisition time</text:span></text:p>
            <text:p><text:span text:style-name="T3">0x05 = Nbr pts</text:span></text:p>
            <text:p><text:span text:style-name="T3">0x06 = Angle phi actuel de l'antenne</text:span></text:p>
            <text:p><text:span text:style-name="T3">0x07 = Angle theta actuel de l'antenne</text:span></text:p>
            <text:p><text:span text:style-name="T3">0x08 = Map intensité Theta</text:span></text:p>
            <text:p><text:span text:style-name="T3">0x09 = Map intensité Phi</text:span></text:p>
            <text:p><text:span text:style-name="T3"/></text:p>
          </table:table-cell>
          <table:table-cell table:style-name="ce14" office:value-type="string" table:number-columns-spanned="1" table:number-rows-spanned="16">
            <text:p>Fonction de lecture des donné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0x11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2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3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4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5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6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7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8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9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A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B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1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7">
          <table:table-cell table:style-name="ce4" office:value-type="string">
            <text:p>0x20</text:p>
          </table:table-cell>
          <table:table-cell table:style-name="ce4" office:value-type="string">
            <text:p>Réponse lancement acquisisiton : Fin acquisition</text:p>
          </table:table-cell>
          <table:table-cell table:style-name="ce4" office:value-type="string">
            <text:p>Ack</text:p>
          </table:table-cell>
          <table:table-cell table:style-name="ce4" office:value-type="string">
            <text:p>0x00 = Fin sans erreur (données rdy)</text:p>
            <text:p>0x01 = Fin avec erreur (données not rdy)</text:p>
          </table:table-cell>
          <table:table-cell table:style-name="ce12" office:value-type="string" table:number-columns-spanned="1" table:number-rows-spanned="16">
            <text:p>Réponses aux Get + Actions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0x21</text:p>
          </table:table-cell>
          <table:table-cell table:style-name="ce4" office:value-type="string">
            <text:p>Réponse demande de positionnement antenne</text:p>
          </table:table-cell>
          <table:table-cell table:style-name="ce4" office:value-type="string">
            <text:p>Ack</text:p>
          </table:table-cell>
          <table:table-cell table:style-name="ce4" office:value-type="string">
            <text:p>0x00 = Fin sans erreur (angle = OK)</text:p>
            <text:p>0x01 = Fin avec erreur (angle = FAIL)</text:p>
          </table:table-cell>
          <table:covered-table-cell table:style-name="Default"/>
          <table:table-cell table:number-columns-repeated="1019"/>
        </table:table-row>
        <table:table-row table:style-name="ro8">
          <table:table-cell table:style-name="ce4" office:value-type="string">
            <text:p>0x22</text:p>
          </table:table-cell>
          <table:table-cell table:style-name="ce4" office:value-type="string">
            <text:p>Réponse Get parametre</text:p>
          </table:table-cell>
          <table:table-cell table:style-name="ce4" office:value-type="string">
            <text:p/>
            <text:p>Identifiant (avec format) +</text:p>
            <text:p>params</text:p>
          </table:table-cell>
          <table:table-cell table:style-name="ce4" office:value-type="string">
            <text:p>Identifiant:</text:p>
            <text:p/>
            <text:p><text:span text:style-name="T3">0xX0 = Theta max</text:span></text:p>
            <text:p><text:span text:style-name="T3">0xX1 = Theta min</text:span></text:p>
            <text:p><text:span text:style-name="T3">0xX2 = Phi max</text:span></text:p>
            <text:p><text:span text:style-name="T3">0xX3 = Phi min</text:span></text:p>
            <text:p><text:span text:style-name="T3">0xX4 = Acquisition time</text:span></text:p>
            <text:p><text:span text:style-name="T3">0xX5 = Nbr pts</text:span></text:p>
            <text:p><text:span text:style-name="T3">0xX6 = Angle phi actuel de l'antenne</text:span></text:p>
            <text:p><text:span text:style-name="T3">0xX7 = Angle theta actuel de l'antenne</text:span></text:p>
            <text:p><text:span text:style-name="T3">0xX8 = Map intensité Theta</text:span></text:p>
            <text:p><text:span text:style-name="T3">0xX9 = Map intensité Phi</text:span></text:p>
            <text:p><text:span text:style-name="T3"/></text:p>
            <text:p><text:span text:style-name="T3">Format (à ajouter avec identifiant):</text:span></text:p>
            <text:p><text:span text:style-name="T3"/></text:p>
            <text:p><text:span text:style-name="T3">0x0X = ASCII</text:span></text:p>
            <text:p><text:span text:style-name="T3">0x1X = integer 8 bits</text:span></text:p>
            <text:p><text:span text:style-name="T3">0x2X = integer 16 bits</text:span></text:p>
            <text:p><text:span text:style-name="T3">0x3X = integer 32 bits</text:span></text:p>
            <text:p><text:span text:style-name="T3">0x4X = integer 64 bits</text:span></text:p>
            <text:p><text:span text:style-name="T3">0x5X = float (32 bits)</text:span></text:p>
            <text:p><text:span text:style-name="T3">0x6X = double (64 bits)</text:span></text:p>
            <text:p><text:span text:style-name="T3"/></text:p>
          </table:table-cell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3</text:p>
          </table:table-cell>
          <table:table-cell table:style-name="ce4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4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5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6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7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8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9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A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B</text:p>
          </table:table-cell>
          <table:table-cell table:style-name="ce4"/>
          <table:table-cell table:style-name="ce9"/>
          <table:table-cell table:style-name="ce4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C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D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E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2F</text:p>
          </table:table-cell>
          <table:table-cell table:style-name="ce3" table:number-columns-repeated="3"/>
          <table:covered-table-cell/>
          <table:table-cell table:number-columns-repeated="1019"/>
        </table:table-row>
        <table:table-row table:style-name="ro4">
          <table:table-cell table:style-name="ce3" office:value-type="string">
            <text:p>0x30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1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2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3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4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5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6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7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8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style-name="ce3" office:value-type="string">
            <text:p>0x39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table:number-columns-repeated="4" office:value-type="string">
            <text:p>…</text:p>
          </table:table-cell>
          <table:table-cell table:number-columns-repeated="1020"/>
        </table:table-row>
        <table:table-row table:style-name="ro4">
          <table:table-cell table:number-columns-repeated="4" office:value-type="string">
            <text:p>…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0xF0</text:p>
          </table:table-cell>
          <table:table-cell table:style-name="ce3" office:value-type="string">
            <text:p>Erreur reception (calcul CRC fail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12" office:value-type="string" table:number-columns-spanned="1" table:number-rows-spanned="16">
            <text:p>Messages d'erreur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0xF1</text:p>
          </table:table-cell>
          <table:table-cell table:style-name="ce3" office:value-type="string">
            <text:p>Erreur précédent msg inconnu (Code fonction non connu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2">
          <table:table-cell table:style-name="ce3" office:value-type="string">
            <text:p>0xF2</text:p>
          </table:table-cell>
          <table:table-cell table:style-name="ce3" office:value-type="string">
            <text:p>Erreur interne carte RF (?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3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4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5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6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7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8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9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A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B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C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D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E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>
          <table:table-cell table:style-name="ce3" office:value-type="string">
            <text:p>0xFF</text:p>
          </table:table-cell>
          <table:table-cell table:style-name="ce3" table:number-columns-repeated="3"/>
          <table:covered-table-cell table:style-name="Default"/>
          <table:table-cell table:number-columns-repeated="1019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Valiente</meta:initial-creator>
    <meta:creation-date>2015-06-16T11:16:25</meta:creation-date>
    <dc:date>2015-06-17T16:48:00</dc:date>
    <dc:creator>Arthur Valiente</dc:creator>
    <meta:editing-duration>PT20M14S</meta:editing-duration>
    <meta:editing-cycles>3</meta:editing-cycles>
    <meta:generator>LibreOffice/3.5$Linux_X86_64 LibreOffice_project/350m1$Build-2</meta:generator>
    <meta:document-statistic meta:table-count="3" meta:cell-count="128" meta:object-count="0"/>
  </office:meta>
</office:document-meta>
</file>